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PRecorder.characters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NOPRec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C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Element( String namespace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Element( String namespace , String name , String raw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comment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startDTD( String name , String public_id , String system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PRecorder.ignorableWhitespace( char ary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